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00pt" fo:font-weight="normal" fo:font-family="'Segoe UI'" style:font-family-asian="'Segoe UI'" style:font-family-complex="'Segoe UI'" fo:background-color="transparent" style:use-window-font-color="true"/>
    </style:style>
    <style:style style:name="T2" style:family="text">
      <style:text-properties fo:font-size="9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fo:color="#ff0000"/>
    </style:style>
    <style:style style:name="T3" style:family="text">
      <style:text-properties fo:font-size="9.00pt" fo:font-weight="normal" fo:font-family="'Segoe UI'" style:font-family-asian="'Segoe UI'" style:font-family-complex="'Segoe UI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etmail BALDY - Build # 713 - Fixed:</text:span></text:p>
      <text:p text:style-name="P1"><text:span text:style-name="T1"/></text:p>
      <text:p text:style-name="P2"><text:span text:style-name="T1">Check console output at<text:s/></text:span><text:a xlink:href="http://10.10.23.159:8070/job/Netmail%20BALDY/713/"><text:span text:style-name="T2">http://10.10.23.159:8070/job/Netmail%20BALDY/713/</text:span></text:a><text:span text:style-name="T3"><text:s/>to view the results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